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0.63194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4101in" fo:padding-bottom="0.04101in" fo:padding-left="0.05003in" fo:padding-right="0.0500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181in" fo:padding-bottom="0.04181in" fo:padding-left="0.05153in" fo:padding-right="0.051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4988in" fo:padding-bottom="0.04988in" fo:padding-left="0.05891in" fo:padding-right="0.05891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Inhaltsplatzhalter 4" draw:id="id63">
          <svg:title/>
          <svg:desc/>
          <draw:custom-shape svg:x="0.47706in" svg:y="1.39118in" svg:width="1.52724in" svg:height="0.76362in" draw:id="id64" draw:style-name="a360" draw:name="Freeform: Shape 2">
            <svg:title/>
            <svg:desc/>
            <text:p text:style-name="a359" text:class-names="" text:cond-style-name=""><text:span text:style-name="a357" text:class-names="">Basics</text:span><text:span text:style-name="a358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0.57271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0.78251in" svg:y="2.3457in" svg:width="1.22179in" svg:height="0.76362in" draw:id="id66" draw:style-name="a367" draw:name="Freeform: Shape 4">
            <svg:title/>
            <svg:desc/>
            <text:p text:style-name="a366" text:class-names="" text:cond-style-name=""><text:span text:style-name="a364" text:class-names="">Function Templates</text:span><text:span text:style-name="a36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1.52724in" draw:id="id67" draw:style-name="a370" draw:name="Freeform: Shape 5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0.78251in" svg:y="3.30023in" svg:width="1.22179in" svg:height="0.76362in" draw:id="id68" draw:style-name="a374" draw:name="Freeform: Shape 6">
            <svg:title/>
            <svg:desc/>
            <text:p text:style-name="a373" text:class-names="" text:cond-style-name=""><text:span text:style-name="a371" text:class-names="">Class Templates</text:span><text:span text:style-name="a37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2.48177in" draw:id="id69" draw:style-name="a377" draw:name="Freeform: Shape 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0.78251in" svg:y="4.25475in" svg:width="1.22179in" svg:height="0.76362in" draw:id="id70" draw:style-name="a381" draw:name="Freeform: Shape 8">
            <svg:title/>
            <svg:desc/>
            <text:p text:style-name="a380" text:class-names="" text:cond-style-name=""><text:span text:style-name="a378" text:class-names="">Template Parameters</text:span><text:span text:style-name="a37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8344in" svg:height="3.43739in" draw:id="id71" draw:style-name="a384" draw:name="Freeform: Shape 9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167737 3143151" draw:enhanced-path="M ?f0 ?f0 L ?f0 ?f2 ?f1 ?f2 N" draw:text-areas="?f7 ?f9 ?f8 ?f10">
              <draw:equation draw:name="f0" draw:formula="0"/>
              <draw:equation draw:name="f1" draw:formula="167737"/>
              <draw:equation draw:name="f2" draw:formula="3143151"/>
              <draw:equation draw:name="f3" draw:formula="?f2 - ?f0"/>
              <draw:equation draw:name="f4" draw:formula="?f1 - ?f0"/>
              <draw:equation draw:name="f5" draw:formula="?f4 / 167737"/>
              <draw:equation draw:name="f6" draw:formula="?f3 / 3143151"/>
              <draw:equation draw:name="f7" draw:formula="0 / ?f5"/>
              <draw:equation draw:name="f8" draw:formula="167737 / ?f5"/>
              <draw:equation draw:name="f9" draw:formula="0 / ?f6"/>
              <draw:equation draw:name="f10" draw:formula="3143151 / ?f6"/>
            </draw:enhanced-geometry>
          </draw:custom-shape>
          <draw:custom-shape svg:x="0.81322in" svg:y="5.21038in" svg:width="1.22179in" svg:height="0.76362in" draw:id="id72" draw:style-name="a387" draw:name="Freeform: Shape 10">
            <svg:title/>
            <svg:desc/>
            <text:p text:style-name="a386" text:class-names="" text:cond-style-name=""><text:span text:style-name="a385" text:class-names="">Template Arguments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4.39082in" draw:id="id73" draw:style-name="a390" draw:name="Freeform: Shape 11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0.78251in" svg:y="6.1638in" svg:width="1.22179in" svg:height="0.76362in" draw:id="id74" draw:style-name="a393" draw:name="Freeform: Shape 12">
            <svg:title/>
            <svg:desc/>
            <text:p text:style-name="a392" text:class-names="" text:cond-style-name=""><text:span text:style-name="a391" text:class-names="">Specialization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38611in" svg:y="1.39118in" svg:width="1.52724in" svg:height="0.76362in" draw:id="id75" draw:style-name="a397" draw:name="Freeform: Shape 13">
            <svg:title/>
            <svg:desc/>
            <text:p text:style-name="a396" text:class-names="" text:cond-style-name=""><text:span text:style-name="a394" text:class-names="">Details</text:span><text:span text:style-name="a39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0.57271in" draw:id="id76" draw:style-name="a400" draw:name="Freeform: Shape 14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2.69156in" svg:y="2.3457in" svg:width="1.22179in" svg:height="0.76362in" draw:id="id77" draw:style-name="a404" draw:name="Freeform: Shape 15">
            <svg:title/>
            <svg:desc/>
            <text:p text:style-name="a403" text:class-names="" text:cond-style-name=""><text:span text:style-name="a401" text:class-names="">Template Instantiation</text:span><text:span text:style-name="a40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1.53721in" draw:id="id78" draw:style-name="a407" draw:name="Freeform: Shape 16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139650 1405624" draw:enhanced-path="M ?f0 ?f0 L ?f0 ?f2 ?f1 ?f2 N" draw:text-areas="?f7 ?f9 ?f8 ?f10">
              <draw:equation draw:name="f0" draw:formula="0"/>
              <draw:equation draw:name="f1" draw:formula="139650"/>
              <draw:equation draw:name="f2" draw:formula="140562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405624"/>
              <draw:equation draw:name="f7" draw:formula="0 / ?f5"/>
              <draw:equation draw:name="f8" draw:formula="139650 / ?f5"/>
              <draw:equation draw:name="f9" draw:formula="0 / ?f6"/>
              <draw:equation draw:name="f10" draw:formula="1405624 / ?f6"/>
            </draw:enhanced-geometry>
          </draw:custom-shape>
          <draw:custom-shape svg:x="2.69156in" svg:y="3.30023in" svg:width="1.22179in" svg:height="0.78356in" draw:id="id79" draw:style-name="a411" draw:name="Freeform: Shape 17">
            <svg:title/>
            <svg:desc/>
            <text:p text:style-name="a410" text:class-names="" text:cond-style-name=""><text:span text:style-name="a408" text:class-names="">Variadic Templates</text:span><text:span text:style-name="a409" text:class-names=""/></text:p>
            <draw:enhanced-geometry xmlns:dr3d="urn:oasis:names:tc:opendocument:xmlns:dr3d:1.0" draw:type="non-primitive" svg:viewBox="0 0 1117207 7164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716486"/>
              <draw:equation draw:name="f3" draw:formula="71649"/>
              <draw:equation draw:name="f4" draw:formula="32078"/>
              <draw:equation draw:name="f5" draw:formula="1045558"/>
              <draw:equation draw:name="f6" draw:formula="1085129"/>
              <draw:equation draw:name="f7" draw:formula="644837"/>
              <draw:equation draw:name="f8" draw:formula="684408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716486"/>
              <draw:equation draw:name="f13" draw:formula="0 * ?f10"/>
              <draw:equation draw:name="f14" draw:formula="71649 * ?f9"/>
              <draw:equation draw:name="f15" draw:formula="71649 * ?f10"/>
              <draw:equation draw:name="f16" draw:formula="0 * ?f9"/>
              <draw:equation draw:name="f17" draw:formula="1045558 * ?f10"/>
              <draw:equation draw:name="f18" draw:formula="1117207 * ?f10"/>
              <draw:equation draw:name="f19" draw:formula="644837 * ?f9"/>
              <draw:equation draw:name="f20" draw:formula="716486 * ?f9"/>
              <draw:equation draw:name="f21" draw:formula="?f13 / 1117207"/>
              <draw:equation draw:name="f22" draw:formula="?f14 / 716486"/>
              <draw:equation draw:name="f23" draw:formula="?f15 / 1117207"/>
              <draw:equation draw:name="f24" draw:formula="?f16 / 716486"/>
              <draw:equation draw:name="f25" draw:formula="?f17 / 1117207"/>
              <draw:equation draw:name="f26" draw:formula="?f18 / 1117207"/>
              <draw:equation draw:name="f27" draw:formula="?f19 / 716486"/>
              <draw:equation draw:name="f28" draw:formula="?f20 / 7164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2.5017in" draw:id="id80" draw:style-name="a414" draw:name="Freeform: Shape 18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type="non-primitive" svg:viewBox="0 0 139650 2287558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8755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87558"/>
              <draw:equation draw:name="f7" draw:formula="0 / ?f5"/>
              <draw:equation draw:name="f8" draw:formula="139650 / ?f5"/>
              <draw:equation draw:name="f9" draw:formula="0 / ?f6"/>
              <draw:equation draw:name="f10" draw:formula="2287558 / ?f6"/>
            </draw:enhanced-geometry>
          </draw:custom-shape>
          <draw:custom-shape svg:x="2.69156in" svg:y="4.27469in" svg:width="1.22179in" svg:height="0.76362in" draw:id="id81" draw:style-name="a418" draw:name="Freeform: Shape 19">
            <svg:title/>
            <svg:desc/>
            <text:p text:style-name="a417" text:class-names="" text:cond-style-name=""><text:span text:style-name="a415" text:class-names=""><text:s text:c="1"/>Fold Expressions</text:span><text:span text:style-name="a4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3.45623in" draw:id="id82" draw:style-name="a421" draw:name="Freeform: Shape 20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139650 3160377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6037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60377"/>
              <draw:equation draw:name="f7" draw:formula="0 / ?f5"/>
              <draw:equation draw:name="f8" draw:formula="139650 / ?f5"/>
              <draw:equation draw:name="f9" draw:formula="0 / ?f6"/>
              <draw:equation draw:name="f10" draw:formula="3160377 / ?f6"/>
            </draw:enhanced-geometry>
          </draw:custom-shape>
          <draw:custom-shape svg:x="2.69156in" svg:y="5.22922in" svg:width="1.22179in" svg:height="0.76362in" draw:id="id83" draw:style-name="a425" draw:name="Freeform: Shape 21">
            <svg:title/>
            <svg:desc/>
            <text:p text:style-name="a424" text:class-names="" text:cond-style-name=""><text:span text:style-name="a422" text:class-names="">Friends</text:span><text:span text:style-name="a42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4.41076in" draw:id="id84" draw:style-name="a428" draw:name="Freeform: Shape 22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139650 4033195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3319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33195"/>
              <draw:equation draw:name="f7" draw:formula="0 / ?f5"/>
              <draw:equation draw:name="f8" draw:formula="139650 / ?f5"/>
              <draw:equation draw:name="f9" draw:formula="0 / ?f6"/>
              <draw:equation draw:name="f10" draw:formula="4033195 / ?f6"/>
            </draw:enhanced-geometry>
          </draw:custom-shape>
          <draw:custom-shape svg:x="2.69156in" svg:y="6.18374in" svg:width="1.22179in" svg:height="0.76362in" draw:id="id85" draw:style-name="a432" draw:name="Freeform: Shape 23">
            <svg:title/>
            <svg:desc/>
            <text:p text:style-name="a431" text:class-names="" text:cond-style-name=""><text:span text:style-name="a429" text:class-names="">Dependent Names</text:span><text:span text:style-name="a43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29516in" svg:y="1.39118in" svg:width="1.52724in" svg:height="0.76362in" draw:id="id86" draw:style-name="a436" draw:name="Freeform: Shape 24">
            <svg:title/>
            <svg:desc/>
            <text:p text:style-name="a435" text:class-names="" text:cond-style-name=""><text:span text:style-name="a433" text:class-names="">Techniques</text:span><text:span text:style-name="a434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0.57271in" draw:id="id87" draw:style-name="a439" draw:name="Freeform: Shape 25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4.60061in" svg:y="2.3457in" svg:width="1.22179in" svg:height="0.76362in" draw:id="id88" draw:style-name="a443" draw:name="Freeform: Shape 26">
            <svg:title/>
            <svg:desc/>
            <text:p text:style-name="a442" text:class-names="" text:cond-style-name=""><text:span text:style-name="a440" text:class-names="">Automatic Return Type</text:span><text:span text:style-name="a44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1.52724in" draw:id="id89" draw:style-name="a446" draw:name="Freeform: Shape 2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4.60061in" svg:y="3.30023in" svg:width="1.22179in" svg:height="0.76362in" draw:id="id90" draw:style-name="a452" draw:name="Freeform: Shape 28">
            <svg:title/>
            <svg:desc/>
            <text:p text:style-name="a451" text:class-names="" text:cond-style-name=""><text:span text:style-name="a447" text:class-names="">Template</text:span><text:span text:style-name="a448" text:class-names=""><text:s text:c="1"/></text:span><text:span text:style-name="a449" text:class-names="">Metaprogram-ming</text:span><text:span text:style-name="a45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2.48177in" draw:id="id91" draw:style-name="a455" draw:name="Freeform: Shape 29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4.60061in" svg:y="4.25475in" svg:width="1.22179in" svg:height="0.76362in" draw:id="id92" draw:style-name="a459" draw:name="Freeform: Shape 30">
            <svg:title/>
            <svg:desc/>
            <text:p text:style-name="a458" text:class-names="" text:cond-style-name=""><text:span text:style-name="a456" text:class-names="">Type Traits</text:span><text:span text:style-name="a45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3.43629in" draw:id="id93" draw:style-name="a462" draw:name="Freeform: Shape 31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139650 3142145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4214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42145"/>
              <draw:equation draw:name="f7" draw:formula="0 / ?f5"/>
              <draw:equation draw:name="f8" draw:formula="139650 / ?f5"/>
              <draw:equation draw:name="f9" draw:formula="0 / ?f6"/>
              <draw:equation draw:name="f10" draw:formula="3142145 / ?f6"/>
            </draw:enhanced-geometry>
          </draw:custom-shape>
          <draw:custom-shape svg:x="4.60061in" svg:y="5.20928in" svg:width="1.22179in" svg:height="0.76362in" draw:id="id94" draw:style-name="a466" draw:name="Freeform: Shape 32">
            <svg:title/>
            <svg:desc/>
            <text:p text:style-name="a465" text:class-names="" text:cond-style-name=""><text:span text:style-name="a463" text:class-names="">constexpr</text:span><text:span text:style-name="a464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4.39082in" draw:id="id95" draw:style-name="a469" draw:name="Freeform: Shape 3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4.60061in" svg:y="6.1638in" svg:width="1.22179in" svg:height="0.76362in" draw:id="id96" draw:style-name="a473" draw:name="Freeform: Shape 34">
            <svg:title/>
            <svg:desc/>
            <text:p text:style-name="a472" text:class-names="" text:cond-style-name=""><text:span text:style-name="a470" text:class-names="">constexpr if</text:span><text:span text:style-name="a47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0421in" svg:y="1.39118in" svg:width="1.52724in" svg:height="0.76362in" draw:id="id97" draw:style-name="a477" draw:name="Freeform: Shape 35">
            <svg:title/>
            <svg:desc/>
            <text:p text:style-name="a476" text:class-names="" text:cond-style-name=""><text:span text:style-name="a474" text:class-names="">Design</text:span><text:span text:style-name="a47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0.73423in" draw:id="id98" draw:style-name="a480" draw:name="Freeform: Shape 36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139650 671382" draw:enhanced-path="M ?f0 ?f0 L ?f0 ?f2 ?f1 ?f2 N" draw:text-areas="?f7 ?f9 ?f8 ?f10">
              <draw:equation draw:name="f0" draw:formula="0"/>
              <draw:equation draw:name="f1" draw:formula="139650"/>
              <draw:equation draw:name="f2" draw:formula="671382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671382"/>
              <draw:equation draw:name="f7" draw:formula="0 / ?f5"/>
              <draw:equation draw:name="f8" draw:formula="139650 / ?f5"/>
              <draw:equation draw:name="f9" draw:formula="0 / ?f6"/>
              <draw:equation draw:name="f10" draw:formula="671382 / ?f6"/>
            </draw:enhanced-geometry>
          </draw:custom-shape>
          <draw:custom-shape svg:x="6.50966in" svg:y="2.3457in" svg:width="1.22179in" svg:height="1.08665in" draw:id="id99" draw:style-name="a484" draw:name="Freeform: Shape 37">
            <svg:title/>
            <svg:desc/>
            <text:p text:style-name="a483" text:class-names="" text:cond-style-name=""><text:span text:style-name="a481" text:class-names="">Static versus Dynamic Polymorphism</text:span><text:span text:style-name="a482" text:class-names=""/></text:p>
            <draw:enhanced-geometry xmlns:dr3d="urn:oasis:names:tc:opendocument:xmlns:dr3d:1.0" draw:type="non-primitive" svg:viewBox="0 0 1117207 99363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993637"/>
              <draw:equation draw:name="f3" draw:formula="99364"/>
              <draw:equation draw:name="f4" draw:formula="44487"/>
              <draw:equation draw:name="f5" draw:formula="1017843"/>
              <draw:equation draw:name="f6" draw:formula="1072720"/>
              <draw:equation draw:name="f7" draw:formula="894273"/>
              <draw:equation draw:name="f8" draw:formula="949150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993637"/>
              <draw:equation draw:name="f13" draw:formula="0 * ?f10"/>
              <draw:equation draw:name="f14" draw:formula="99364 * ?f9"/>
              <draw:equation draw:name="f15" draw:formula="99364 * ?f10"/>
              <draw:equation draw:name="f16" draw:formula="0 * ?f9"/>
              <draw:equation draw:name="f17" draw:formula="1017843 * ?f10"/>
              <draw:equation draw:name="f18" draw:formula="1117207 * ?f10"/>
              <draw:equation draw:name="f19" draw:formula="894273 * ?f9"/>
              <draw:equation draw:name="f20" draw:formula="993637 * ?f9"/>
              <draw:equation draw:name="f21" draw:formula="?f13 / 1117207"/>
              <draw:equation draw:name="f22" draw:formula="?f14 / 993637"/>
              <draw:equation draw:name="f23" draw:formula="?f15 / 1117207"/>
              <draw:equation draw:name="f24" draw:formula="?f16 / 993637"/>
              <draw:equation draw:name="f25" draw:formula="?f17 / 1117207"/>
              <draw:equation draw:name="f26" draw:formula="?f18 / 1117207"/>
              <draw:equation draw:name="f27" draw:formula="?f19 / 993637"/>
              <draw:equation draw:name="f28" draw:formula="?f20 / 99363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1.85027in" draw:id="id100" draw:style-name="a487" draw:name="Freeform: Shape 38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139650 1691891" draw:enhanced-path="M ?f0 ?f0 L ?f0 ?f2 ?f1 ?f2 N" draw:text-areas="?f7 ?f9 ?f8 ?f10">
              <draw:equation draw:name="f0" draw:formula="0"/>
              <draw:equation draw:name="f1" draw:formula="139650"/>
              <draw:equation draw:name="f2" draw:formula="1691891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691891"/>
              <draw:equation draw:name="f7" draw:formula="0 / ?f5"/>
              <draw:equation draw:name="f8" draw:formula="139650 / ?f5"/>
              <draw:equation draw:name="f9" draw:formula="0 / ?f6"/>
              <draw:equation draw:name="f10" draw:formula="1691891 / ?f6"/>
            </draw:enhanced-geometry>
          </draw:custom-shape>
          <draw:custom-shape svg:x="6.50966in" svg:y="3.62326in" svg:width="1.22179in" svg:height="0.76362in" draw:id="id101" draw:style-name="a491" draw:name="Freeform: Shape 39">
            <svg:title/>
            <svg:desc/>
            <text:p text:style-name="a490" text:class-names="" text:cond-style-name=""><text:span text:style-name="a488" text:class-names="">CRTP</text:span><text:span text:style-name="a48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2.8048in" draw:id="id102" draw:style-name="a494" draw:name="Freeform: Shape 40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139650 2564710" draw:enhanced-path="M ?f0 ?f0 L ?f0 ?f2 ?f1 ?f2 N" draw:text-areas="?f7 ?f9 ?f8 ?f10">
              <draw:equation draw:name="f0" draw:formula="0"/>
              <draw:equation draw:name="f1" draw:formula="139650"/>
              <draw:equation draw:name="f2" draw:formula="256471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564710"/>
              <draw:equation draw:name="f7" draw:formula="0 / ?f5"/>
              <draw:equation draw:name="f8" draw:formula="139650 / ?f5"/>
              <draw:equation draw:name="f9" draw:formula="0 / ?f6"/>
              <draw:equation draw:name="f10" draw:formula="2564710 / ?f6"/>
            </draw:enhanced-geometry>
          </draw:custom-shape>
          <draw:custom-shape svg:x="6.50966in" svg:y="4.57779in" svg:width="1.22179in" svg:height="0.76362in" draw:id="id103" draw:style-name="a500" draw:name="Freeform: Shape 41">
            <svg:title/>
            <svg:desc/>
            <text:p text:style-name="a499" text:class-names="" text:cond-style-name=""><text:span text:style-name="a495" text:class-names="">Expression</text:span><text:span text:style-name="a496" text:class-names=""><text:s text:c="1"/></text:span><text:span text:style-name="a497" text:class-names="">Templates</text:span><text:span text:style-name="a498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3.75933in" draw:id="id104" draw:style-name="a503" draw:name="Freeform: Shape 42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139650 3437528" draw:enhanced-path="M ?f0 ?f0 L ?f0 ?f2 ?f1 ?f2 N" draw:text-areas="?f7 ?f9 ?f8 ?f10">
              <draw:equation draw:name="f0" draw:formula="0"/>
              <draw:equation draw:name="f1" draw:formula="139650"/>
              <draw:equation draw:name="f2" draw:formula="343752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437528"/>
              <draw:equation draw:name="f7" draw:formula="0 / ?f5"/>
              <draw:equation draw:name="f8" draw:formula="139650 / ?f5"/>
              <draw:equation draw:name="f9" draw:formula="0 / ?f6"/>
              <draw:equation draw:name="f10" draw:formula="3437528 / ?f6"/>
            </draw:enhanced-geometry>
          </draw:custom-shape>
          <draw:custom-shape svg:x="6.50966in" svg:y="5.53231in" svg:width="1.22179in" svg:height="0.76362in" draw:id="id105" draw:style-name="a507" draw:name="Freeform: Shape 43">
            <svg:title/>
            <svg:desc/>
            <text:p text:style-name="a506" text:class-names="" text:cond-style-name=""><text:span text:style-name="a504" text:class-names="">Idioms and Patterns</text:span><text:span text:style-name="a50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1327in" svg:y="1.39118in" svg:width="1.52724in" svg:height="0.76362in" draw:id="id106" draw:style-name="a511" draw:name="Freeform: Shape 44">
            <svg:title/>
            <svg:desc/>
            <text:p text:style-name="a510" text:class-names="" text:cond-style-name=""><text:span text:style-name="a508" text:class-names="">C++20</text:span><text:span text:style-name="a509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6599in" svg:y="2.1548in" svg:width="0.15272in" svg:height="0.57271in" draw:id="id107" draw:style-name="a514" draw:name="Freeform: Shape 45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8.41871in" svg:y="2.3457in" svg:width="1.22179in" svg:height="0.76362in" draw:id="id108" draw:style-name="a518" draw:name="Freeform: Shape 46">
            <svg:title/>
            <svg:desc/>
            <text:p text:style-name="a517" text:class-names="" text:cond-style-name=""><text:span text:style-name="a515" text:class-names="">Concepts</text:span><text:span text:style-name="a5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3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/03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/03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/03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/03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/03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/03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/03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/03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8/03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8/03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8/03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2-03-08T06:29:47Z</dc:date>
    <meta:editing-cycles>1</meta:editing-cycles>
    <meta:editing-duration>PT680S</meta:editing-duration>
    <meta:document-statistic meta:paragraph-count="25" meta:word-count="47"/>
  </office:meta>
</office:document-meta>
</file>